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Twist A</text:p>
          </table:table-cell>
          <table:table-cell office:value-type="string">
            <text:p>Twist B</text:p>
          </table:table-cell>
          <table:table-cell office:value-type="string">
            <text:p>Twist C</text:p>
          </table:table-cell>
          <table:table-cell office:value-type="string">
            <text:p>Twist D</text:p>
          </table:table-cell>
          <table:table-cell office:value-type="string">
            <text:p>Twist E</text:p>
          </table:table-cell>
          <table:table-cell office:value-type="string">
            <text:p>turn</text:p>
          </table:table-cell>
          <table:table-cell office:value-type="string">
            <text:p>time</text:p>
          </table:table-cell>
          <table:table-cell office:value-type="string">
            <text:p>occurence</text:p>
          </table:table-cell>
          <table:table-cell office:value-type="string">
            <text:p>mu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2" office:value-type="float" office:value="28">
            <text:p>28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MAX([.A$2]*[.A5];[.B$2]*[.B5];[.C$2]*[.C5];[.D$2]*[.D5];[.E$2]*[.E5])" office:value-type="float" office:value="56">
            <text:p>56</text:p>
          </table:table-cell>
          <table:table-cell office:value-type="float" office:value="14199">
            <text:p>14199</text:p>
          </table:table-cell>
          <table:table-cell table:formula="of:=[.G5]*[.H5]" office:value-type="float" office:value="795144">
            <text:p>795144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MAX([.A$2]*[.A6];[.B$2]*[.B6];[.C$2]*[.C6];[.D$2]*[.D6];[.E$2]*[.E6])" office:value-type="float" office:value="84">
            <text:p>84</text:p>
          </table:table-cell>
          <table:table-cell office:value-type="float" office:value="26465">
            <text:p>26465</text:p>
          </table:table-cell>
          <table:table-cell table:formula="of:=[.G6]*[.H6]" office:value-type="float" office:value="2223060">
            <text:p>2223060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MAX([.A$2]*[.A7];[.B$2]*[.B7];[.C$2]*[.C7];[.D$2]*[.D7];[.E$2]*[.E7])" office:value-type="float" office:value="56">
            <text:p>56</text:p>
          </table:table-cell>
          <table:table-cell office:value-type="float" office:value="8813">
            <text:p>8813</text:p>
          </table:table-cell>
          <table:table-cell table:formula="of:=[.G7]*[.H7]" office:value-type="float" office:value="493528">
            <text:p>493528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MAX([.A$2]*[.A8];[.B$2]*[.B8];[.C$2]*[.C8];[.D$2]*[.D8];[.E$2]*[.E8])" office:value-type="float" office:value="80">
            <text:p>80</text:p>
          </table:table-cell>
          <table:table-cell office:value-type="float" office:value="12783">
            <text:p>12783</text:p>
          </table:table-cell>
          <table:table-cell table:formula="of:=[.G8]*[.H8]" office:value-type="float" office:value="1022640">
            <text:p>1022640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MAX([.A$2]*[.A9];[.B$2]*[.B9];[.C$2]*[.C9];[.D$2]*[.D9];[.E$2]*[.E9])" office:value-type="float" office:value="120">
            <text:p>120</text:p>
          </table:table-cell>
          <table:table-cell office:value-type="float" office:value="1753">
            <text:p>1753</text:p>
          </table:table-cell>
          <table:table-cell table:formula="of:=[.G9]*[.H9]" office:value-type="float" office:value="210360">
            <text:p>210360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MAX([.A$2]*[.A10];[.B$2]*[.B10];[.C$2]*[.C10];[.D$2]*[.D10];[.E$2]*[.E10])" office:value-type="float" office:value="80">
            <text:p>80</text:p>
          </table:table-cell>
          <table:table-cell office:value-type="float" office:value="12718">
            <text:p>12718</text:p>
          </table:table-cell>
          <table:table-cell table:formula="of:=[.G10]*[.H10]" office:value-type="float" office:value="1017440">
            <text:p>1017440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MAX([.A$2]*[.A11];[.B$2]*[.B11];[.C$2]*[.C11];[.D$2]*[.D11];[.E$2]*[.E11])" office:value-type="float" office:value="80">
            <text:p>80</text:p>
          </table:table-cell>
          <table:table-cell office:value-type="float" office:value="12893">
            <text:p>12893</text:p>
          </table:table-cell>
          <table:table-cell table:formula="of:=[.G11]*[.H11]" office:value-type="float" office:value="1031440">
            <text:p>1031440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MAX([.A$2]*[.A12];[.B$2]*[.B12];[.C$2]*[.C12];[.D$2]*[.D12];[.E$2]*[.E12])" office:value-type="float" office:value="80">
            <text:p>80</text:p>
          </table:table-cell>
          <table:table-cell office:value-type="float" office:value="3861">
            <text:p>3861</text:p>
          </table:table-cell>
          <table:table-cell table:formula="of:=[.G12]*[.H12]" office:value-type="float" office:value="308880">
            <text:p>308880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MAX([.A$2]*[.A13];[.B$2]*[.B13];[.C$2]*[.C13];[.D$2]*[.D13];[.E$2]*[.E13])" office:value-type="float" office:value="120">
            <text:p>120</text:p>
          </table:table-cell>
          <table:table-cell office:value-type="float" office:value="2593">
            <text:p>2593</text:p>
          </table:table-cell>
          <table:table-cell table:formula="of:=[.G13]*[.H13]" office:value-type="float" office:value="311160">
            <text:p>311160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MAX([.A$2]*[.A14];[.B$2]*[.B14];[.C$2]*[.C14];[.D$2]*[.D14];[.E$2]*[.E14])" office:value-type="float" office:value="80">
            <text:p>80</text:p>
          </table:table-cell>
          <table:table-cell office:value-type="float" office:value="7573">
            <text:p>7573</text:p>
          </table:table-cell>
          <table:table-cell table:formula="of:=[.G14]*[.H14]" office:value-type="float" office:value="605840">
            <text:p>605840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MAX([.A$2]*[.A15];[.B$2]*[.B15];[.C$2]*[.C15];[.D$2]*[.D15];[.E$2]*[.E15])" office:value-type="float" office:value="120">
            <text:p>120</text:p>
          </table:table-cell>
          <table:table-cell office:value-type="float" office:value="1807">
            <text:p>1807</text:p>
          </table:table-cell>
          <table:table-cell table:formula="of:=[.G15]*[.H15]" office:value-type="float" office:value="216840">
            <text:p>216840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MAX([.A$2]*[.A16];[.B$2]*[.B16];[.C$2]*[.C16];[.D$2]*[.D16];[.E$2]*[.E16])" office:value-type="float" office:value="120">
            <text:p>120</text:p>
          </table:table-cell>
          <table:table-cell office:value-type="float" office:value="2581">
            <text:p>2581</text:p>
          </table:table-cell>
          <table:table-cell table:formula="of:=[.G16]*[.H16]" office:value-type="float" office:value="309720">
            <text:p>309720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MAX([.A$2]*[.A17];[.B$2]*[.B17];[.C$2]*[.C17];[.D$2]*[.D17];[.E$2]*[.E17])" office:value-type="float" office:value="120">
            <text:p>120</text:p>
          </table:table-cell>
          <table:table-cell office:value-type="float" office:value="947">
            <text:p>947</text:p>
          </table:table-cell>
          <table:table-cell table:formula="of:=[.G17]*[.H17]" office:value-type="float" office:value="113640">
            <text:p>113640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MAX([.A$2]*[.A18];[.B$2]*[.B18];[.C$2]*[.C18];[.D$2]*[.D18];[.E$2]*[.E18])" office:value-type="float" office:value="120">
            <text:p>120</text:p>
          </table:table-cell>
          <table:table-cell office:value-type="float" office:value="2597">
            <text:p>2597</text:p>
          </table:table-cell>
          <table:table-cell table:formula="of:=[.G18]*[.H18]" office:value-type="float" office:value="311640">
            <text:p>311640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MAX([.A$2]*[.A19];[.B$2]*[.B19];[.C$2]*[.C19];[.D$2]*[.D19];[.E$2]*[.E19])" office:value-type="float" office:value="80">
            <text:p>80</text:p>
          </table:table-cell>
          <table:table-cell office:value-type="float" office:value="12573">
            <text:p>12573</text:p>
          </table:table-cell>
          <table:table-cell table:formula="of:=[.G19]*[.H19]" office:value-type="float" office:value="1005840">
            <text:p>1005840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MAX([.A$2]*[.A20];[.B$2]*[.B20];[.C$2]*[.C20];[.D$2]*[.D20];[.E$2]*[.E20])" office:value-type="float" office:value="80">
            <text:p>80</text:p>
          </table:table-cell>
          <table:table-cell office:value-type="float" office:value="7682">
            <text:p>7682</text:p>
          </table:table-cell>
          <table:table-cell table:formula="of:=[.G20]*[.H20]" office:value-type="float" office:value="614560">
            <text:p>614560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MAX([.A$2]*[.A21];[.B$2]*[.B21];[.C$2]*[.C21];[.D$2]*[.D21];[.E$2]*[.E21])" office:value-type="float" office:value="120">
            <text:p>120</text:p>
          </table:table-cell>
          <table:table-cell office:value-type="float" office:value="2640">
            <text:p>2640</text:p>
          </table:table-cell>
          <table:table-cell table:formula="of:=[.G21]*[.H21]" office:value-type="float" office:value="316800">
            <text:p>316800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MAX([.A$2]*[.A22];[.B$2]*[.B22];[.C$2]*[.C22];[.D$2]*[.D22];[.E$2]*[.E22])" office:value-type="float" office:value="80">
            <text:p>80</text:p>
          </table:table-cell>
          <table:table-cell office:value-type="float" office:value="3755">
            <text:p>3755</text:p>
          </table:table-cell>
          <table:table-cell table:formula="of:=[.G22]*[.H22]" office:value-type="float" office:value="300400">
            <text:p>30040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table:formula="of:=MAX([.A$2]*[.A23];[.B$2]*[.B23];[.C$2]*[.C23];[.D$2]*[.D23];[.E$2]*[.E23])" office:value-type="float" office:value="56">
            <text:p>56</text:p>
          </table:table-cell>
          <table:table-cell office:value-type="float" office:value="4952">
            <text:p>4952</text:p>
          </table:table-cell>
          <table:table-cell table:formula="of:=[.G23]*[.H23]" office:value-type="float" office:value="277312">
            <text:p>27731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table:formula="of:=MAX([.A$2]*[.A24];[.B$2]*[.B24];[.C$2]*[.C24];[.D$2]*[.D24];[.E$2]*[.E24])" office:value-type="float" office:value="84">
            <text:p>84</text:p>
          </table:table-cell>
          <table:table-cell office:value-type="float" office:value="17642">
            <text:p>17642</text:p>
          </table:table-cell>
          <table:table-cell table:formula="of:=[.G24]*[.H24]" office:value-type="float" office:value="1481928">
            <text:p>1481928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MAX([.A$2]*[.A25];[.B$2]*[.B25];[.C$2]*[.C25];[.D$2]*[.D25];[.E$2]*[.E25])" office:value-type="float" office:value="56">
            <text:p>56</text:p>
          </table:table-cell>
          <table:table-cell office:value-type="float" office:value="2874">
            <text:p>2874</text:p>
          </table:table-cell>
          <table:table-cell table:formula="of:=[.G25]*[.H25]" office:value-type="float" office:value="160944">
            <text:p>16094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f:=MAX([.A$2]*[.A26];[.B$2]*[.B26];[.C$2]*[.C26];[.D$2]*[.D26];[.E$2]*[.E26])" office:value-type="float" office:value="56">
            <text:p>56</text:p>
          </table:table-cell>
          <table:table-cell office:value-type="float" office:value="4893">
            <text:p>4893</text:p>
          </table:table-cell>
          <table:table-cell table:formula="of:=[.G26]*[.H26]" office:value-type="float" office:value="274008">
            <text:p>27400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3">
            <text:p>23</text:p>
          </table:table-cell>
          <table:table-cell table:formula="of:=MAX([.A$2]*[.A27];[.B$2]*[.B27];[.C$2]*[.C27];[.D$2]*[.D27];[.E$2]*[.E27])" office:value-type="float" office:value="56">
            <text:p>56</text:p>
          </table:table-cell>
          <table:table-cell office:value-type="float" office:value="3238">
            <text:p>3238</text:p>
          </table:table-cell>
          <table:table-cell table:formula="of:=[.G27]*[.H27]" office:value-type="float" office:value="181328">
            <text:p>18132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table:formula="of:=MAX([.A$2]*[.A28];[.B$2]*[.B28];[.C$2]*[.C28];[.D$2]*[.D28];[.E$2]*[.E28])" office:value-type="float" office:value="84">
            <text:p>84</text:p>
          </table:table-cell>
          <table:table-cell office:value-type="float" office:value="994">
            <text:p>994</text:p>
          </table:table-cell>
          <table:table-cell table:formula="of:=[.G28]*[.H28]" office:value-type="float" office:value="83496">
            <text:p>8349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table:formula="of:=MAX([.A$2]*[.A29];[.B$2]*[.B29];[.C$2]*[.C29];[.D$2]*[.D29];[.E$2]*[.E29])" office:value-type="float" office:value="56">
            <text:p>56</text:p>
          </table:table-cell>
          <table:table-cell office:value-type="float" office:value="3129">
            <text:p>3129</text:p>
          </table:table-cell>
          <table:table-cell table:formula="of:=[.G29]*[.H29]" office:value-type="float" office:value="175224">
            <text:p>17522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formula="of:=MAX([.A$2]*[.A30];[.B$2]*[.B30];[.C$2]*[.C30];[.D$2]*[.D30];[.E$2]*[.E30])" office:value-type="float" office:value="84">
            <text:p>84</text:p>
          </table:table-cell>
          <table:table-cell office:value-type="float" office:value="17751">
            <text:p>17751</text:p>
          </table:table-cell>
          <table:table-cell table:formula="of:=[.G30]*[.H30]" office:value-type="float" office:value="1491084">
            <text:p>149108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7">
            <text:p>27</text:p>
          </table:table-cell>
          <table:table-cell table:formula="of:=MAX([.A$2]*[.A31];[.B$2]*[.B31];[.C$2]*[.C31];[.D$2]*[.D31];[.E$2]*[.E31])" office:value-type="float" office:value="84">
            <text:p>84</text:p>
          </table:table-cell>
          <table:table-cell office:value-type="float" office:value="985">
            <text:p>985</text:p>
          </table:table-cell>
          <table:table-cell table:formula="of:=[.G31]*[.H31]" office:value-type="float" office:value="82740">
            <text:p>8274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table:formula="of:=MAX([.A$2]*[.A32];[.B$2]*[.B32];[.C$2]*[.C32];[.D$2]*[.D32];[.E$2]*[.E32])" office:value-type="float" office:value="84">
            <text:p>84</text:p>
          </table:table-cell>
          <table:table-cell office:value-type="float" office:value="12905">
            <text:p>12905</text:p>
          </table:table-cell>
          <table:table-cell table:formula="of:=[.G32]*[.H32]" office:value-type="float" office:value="1084020">
            <text:p>108402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9">
            <text:p>29</text:p>
          </table:table-cell>
          <table:table-cell table:formula="of:=MAX([.A$2]*[.A33];[.B$2]*[.B33];[.C$2]*[.C33];[.D$2]*[.D33];[.E$2]*[.E33])" office:value-type="float" office:value="84">
            <text:p>84</text:p>
          </table:table-cell>
          <table:table-cell office:value-type="float" office:value="967">
            <text:p>967</text:p>
          </table:table-cell>
          <table:table-cell table:formula="of:=[.G33]*[.H33]" office:value-type="float" office:value="81228">
            <text:p>8122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formula="of:=MAX([.A$2]*[.A34];[.B$2]*[.B34];[.C$2]*[.C34];[.D$2]*[.D34];[.E$2]*[.E34])" office:value-type="float" office:value="56">
            <text:p>56</text:p>
          </table:table-cell>
          <table:table-cell office:value-type="float" office:value="2938">
            <text:p>2938</text:p>
          </table:table-cell>
          <table:table-cell table:formula="of:=[.G34]*[.H34]" office:value-type="float" office:value="164528">
            <text:p>16452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1">
            <text:p>31</text:p>
          </table:table-cell>
          <table:table-cell table:formula="of:=MAX([.A$2]*[.A35];[.B$2]*[.B35];[.C$2]*[.C35];[.D$2]*[.D35];[.E$2]*[.E35])" office:value-type="float" office:value="56">
            <text:p>56</text:p>
          </table:table-cell>
          <table:table-cell office:value-type="float" office:value="3097">
            <text:p>3097</text:p>
          </table:table-cell>
          <table:table-cell table:formula="of:=[.G35]*[.H35]" office:value-type="float" office:value="173432">
            <text:p>17343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2">
            <text:p>32</text:p>
          </table:table-cell>
          <table:table-cell table:formula="of:=MAX([.A$2]*[.A36];[.B$2]*[.B36];[.C$2]*[.C36];[.D$2]*[.D36];[.E$2]*[.E36])" office:value-type="float" office:value="84">
            <text:p>84</text:p>
          </table:table-cell>
          <table:table-cell office:value-type="float" office:value="987">
            <text:p>987</text:p>
          </table:table-cell>
          <table:table-cell table:formula="of:=[.G36]*[.H36]" office:value-type="float" office:value="82908">
            <text:p>8290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formula="of:=MAX([.A$2]*[.A37];[.B$2]*[.B37];[.C$2]*[.C37];[.D$2]*[.D37];[.E$2]*[.E37])" office:value-type="float" office:value="56">
            <text:p>56</text:p>
          </table:table-cell>
          <table:table-cell office:value-type="float" office:value="2711">
            <text:p>2711</text:p>
          </table:table-cell>
          <table:table-cell table:formula="of:=[.G37]*[.H37]" office:value-type="float" office:value="151816">
            <text:p>151816</text:p>
          </table:table-cell>
        </table:table-row>
        <table:table-row table:style-name="ro2">
          <table:table-cell table:number-columns-repeated="7"/>
          <table:table-cell table:formula="of:=SUM([.H5:.H37])" office:value-type="float" office:value="218296">
            <text:p>218296</text:p>
          </table:table-cell>
          <table:table-cell table:formula="of:=SUM([.I5:.I37])" office:value-type="float" office:value="17154928">
            <text:p>1715492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25.03.2015</text:date>, <text:time>11:52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1:13:43.84</meta:creation-date>
    <dc:date>2015-03-25T11:52:56.28</dc:date>
    <meta:editing-duration>PT39M18S</meta:editing-duration>
    <meta:editing-cycles>3</meta:editing-cycles>
    <meta:generator>OpenOffice/4.0.1$Win32 OpenOffice.org_project/401m5$Build-9714</meta:generator>
    <meta:document-statistic meta:table-count="3" meta:cell-count="313" meta:object-count="0"/>
  </office:meta>
</office:document-meta>
</file>